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2pt" fo:font-style="italic" fo:font-weight="normal" officeooo:rsid="0037a9e7" officeooo:paragraph-rsid="000db36f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fo:font-weight="normal" officeooo:rsid="0018ba50" officeooo:paragraph-rsid="000db36f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7" style:family="paragraph" style:parent-style-name="Standard">
      <style:text-properties fo:color="#000000" style:font-name="Liberation Serif" fo:font-size="12pt" fo:font-weight="bold" officeooo:paragraph-rsid="001f3138" fo:background-color="transparent" style:font-weight-asian="bold" style:font-weight-complex="bold"/>
    </style:style>
    <style:style style:name="P8" style:family="paragraph" style:parent-style-name="Standard">
      <style:text-properties fo:color="#000000" style:font-name="Liberation Serif" fo:font-size="12pt" fo:font-weight="normal" officeooo:paragraph-rsid="001f3138" fo:background-color="transparent" style:font-weight-asian="normal" style:font-weight-complex="normal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2d7ac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7a9e7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2a6099" fo:font-style="normal" officeooo:rsid="001a9dbf" style:font-style-asian="normal" style:font-style-complex="normal"/>
    </style:style>
    <style:style style:name="T10" style:family="text">
      <style:text-properties fo:color="#e1e1e6" style:font-name="Droid Sans Mono" fo:font-weight="normal"/>
    </style:style>
    <style:style style:name="T11" style:family="text">
      <style:text-properties fo:color="#e1e1e6" style:font-name="Droid Sans Mono" fo:font-weight="normal" fo:background-color="#191622" loext:char-shading-value="0"/>
    </style:style>
    <style:style style:name="T12" style:family="text">
      <style:text-properties style:font-name="Droid Sans Mono" fo:font-weight="normal"/>
    </style:style>
    <style:style style:name="T13" style:family="text">
      <style:text-properties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Softex: </text:span><text:span text:style-name="T6">Módulo 0</text:span><text:span text:style-name="T7">4</text:span><text:span text:style-name="T6"> - </text:span><text:span text:style-name="T5">Atividade 0</text:span><text:span text:style-name="T8">4</text:span></text:p>
      <text:p text:style-name="P4"/>
      <text:p text:style-name="P5">Crie dois pacotes baseados nas atribuições de uma empresa e inclua classes neles. Lembre-se de trabalhar com os padrões Java.</text:p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9">.</text:span></text:a></text:p>
      <text:p text:style-name="P6"/>
      <text:p text:style-name="P7"><text:span text:style-name="T13">Empresa =&gt; Clientes =&gt; <text:s/>cliente.java</text:span></text:p>
      <text:p text:style-name="P7"><text:span text:style-name="T13">package Clientes;</text:span></text:p>
      <text:p text:style-name="P7"><text:span text:style-name="T13"/></text:p>
      <text:p text:style-name="P7"><text:span text:style-name="T13">public class Cliente {</text:span></text:p>
      <text:p text:style-name="P7"><text:span text:style-name="T13"><text:s text:c="2"/>public int inscricao;</text:span></text:p>
      <text:p text:style-name="P7"><text:span text:style-name="T13"><text:s text:c="2"/>public String nome;</text:span></text:p>
      <text:p text:style-name="P7"><text:span text:style-name="T13"><text:s text:c="2"/>public String cpf;</text:span></text:p>
      <text:p text:style-name="P7"><text:span text:style-name="T13">}</text:span></text:p>
      <text:p text:style-name="P7"><text:span text:style-name="T13"/></text:p>
      <text:p text:style-name="P7"><text:span text:style-name="T13">Empresa =&gt; Funcionarios =&gt; <text:s/>funcionario.java</text:span></text:p>
      <text:p text:style-name="P7"><text:span text:style-name="T13">package Funcionarios;</text:span></text:p>
      <text:p text:style-name="P7"><text:span text:style-name="T13"/></text:p>
      <text:p text:style-name="P7"><text:span text:style-name="T13">public class Funcionario {</text:span></text:p>
      <text:p text:style-name="P7"><text:span text:style-name="T13"><text:s text:c="2"/>public int matricula;</text:span></text:p>
      <text:p text:style-name="P7"><text:span text:style-name="T13"><text:s text:c="2"/>public String nome;</text:span></text:p>
      <text:p text:style-name="P7"><text:span text:style-name="T13"><text:s text:c="2"/>public String cpf;</text:span></text:p>
      <text:p text:style-name="P7"><text:span text:style-name="T13"><text:s text:c="2"/>public String funcao;</text:span></text:p>
      <text:p text:style-name="P7"><text:span text:style-name="T13">}</text:span></text:p>
      <text:p text:style-name="P7"><text:span text:style-name="T13"/></text:p>
      <text:p text:style-name="P7"><text:span text:style-name="T13">App.java</text:span></text:p>
      <text:p text:style-name="P7"><text:span text:style-name="T13"/></text:p>
      <text:p text:style-name="P7"><text:span text:style-name="T13">import Clientes.Cliente;</text:span></text:p>
      <text:p text:style-name="P7"><text:span text:style-name="T13">import Funcionarios.Funcionario;</text:span></text:p>
      <text:p text:style-name="P7"><text:span text:style-name="T13"/></text:p>
      <text:p text:style-name="P7"><text:span text:style-name="T13">public class App {</text:span></text:p>
      <text:p text:style-name="P7"><text:span text:style-name="T13"><text:s text:c="4"/>public static void main(String[] args) throws Exception {</text:span></text:p>
      <text:p text:style-name="P7"><text:span text:style-name="T13"><text:s text:c="8"/>Cliente cliente01 = new Cliente();</text:span></text:p>
      <text:p text:style-name="P7"><text:span text:style-name="T13"><text:s text:c="8"/>cliente01.inscricao = 123;</text:span></text:p>
      <text:p text:style-name="P7"><text:span text:style-name="T13"><text:s text:c="8"/>cliente01.nome = "Manoel";</text:span></text:p>
      <text:p text:style-name="P7"><text:span text:style-name="T13"><text:s text:c="8"/>cliente01.cpf = "025.569.888-98";</text:span></text:p>
      <text:p text:style-name="P7"><text:span text:style-name="T13"/></text:p>
      <text:p text:style-name="P7"><text:span text:style-name="T13"><text:s text:c="8"/>Funcionario funcionario01 = new Funcionario();</text:span></text:p>
      <text:p text:style-name="P7"><text:span text:style-name="T13"/></text:p>
      <text:p text:style-name="P7"><text:span text:style-name="T13"><text:s text:c="8"/>funcionario01.matricula = 123;</text:span></text:p>
      <text:p text:style-name="P7"><text:span text:style-name="T13"><text:s text:c="8"/>funcionario01.nome = "Carlos";</text:span></text:p>
      <text:p text:style-name="P7"><text:span text:style-name="T13"><text:s text:c="8"/>funcionario01.cpf = "256.368.665-87";</text:span></text:p>
      <text:p text:style-name="P7"><text:span text:style-name="T13"><text:s text:c="8"/>funcionario01.funcao = "Motorista";</text:span></text:p>
      <text:p text:style-name="P7"><text:span text:style-name="T13"/></text:p>
      <text:p text:style-name="P7"><text:span text:style-name="T13"><text:s text:c="4"/>}</text:span></text:p>
      <text:p text:style-name="P7"><text:span text:style-name="T13">}</text:span></text:p>
      <text:p text:style-name="P8"><text:s/></text:p>
      <text:p text:style-name="P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15T09:29:24.525647406</dc:date>
    <meta:editing-duration>PT8H18M50S</meta:editing-duration>
    <meta:editing-cycles>36</meta:editing-cycles>
    <meta:generator>LibreOffice/6.4.7.2$Linux_X86_64 LibreOffice_project/40$Build-2</meta:generator>
    <meta:document-statistic meta:table-count="0" meta:image-count="0" meta:object-count="0" meta:page-count="1" meta:paragraph-count="36" meta:word-count="125" meta:character-count="1026" meta:non-whitespace-character-count="837"/>
  </office:meta>
</office:document-meta>
</file>